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0FF000000C6EC6366B24841BBE2.png" manifest:media-type="image/png"/>
  <manifest:file-entry manifest:full-path="Pictures/10000201000000E1000000E160A565F21B4B1468.png" manifest:media-type="image/png"/>
  <manifest:file-entry manifest:full-path="Pictures/10000201000000DF000000E26C271981904BB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d Script" svg:font-family="'Bad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2__20_Dots_20_1_20_Dash" svg:stroke-color="#ed1c24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8cm"/>
    </style:style>
    <style:style style:name="gr10" style:family="graphic" style:parent-style-name="standard">
      <style:graphic-properties draw:fill="solid" draw:fill-color="#87d1d1" draw:textarea-horizontal-align="justify" draw:textarea-vertical-align="middle" draw:auto-grow-height="false" fo:min-height="3.55cm" fo:min-width="27.9cm"/>
    </style:style>
    <style:style style:name="gr11" style:family="graphic" style:parent-style-name="standard">
      <style:graphic-properties draw:fill="solid" draw:fill-color="#87d1d1" draw:textarea-horizontal-align="justify" draw:textarea-vertical-align="middle" draw:auto-grow-height="false" fo:min-height="2.95cm" fo:min-width="27.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ed1c24" style:font-name="Bad Script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fo:color="#ed1c24" style:font-name="Bad Script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87d1d1"/>
      <style:paragraph-properties fo:text-align="center"/>
    </style:style>
    <style:style style:name="T1" style:family="text">
      <style:text-properties fo:color="#ed1c24" style:font-name="Bad Script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765cm" svg:height="4.716cm" svg:x="0.454cm" svg:y="4.559cm">
          <draw:image xlink:href="Pictures/10000201000000DF000000E26C271981904BB777.png" xlink:type="simple" xlink:show="embed" xlink:actuate="onLoad">
            <text:p/>
          </draw:image>
        </draw:frame>
        <draw:line draw:style-name="gr2" draw:text-style-name="P2" draw:layer="layout" svg:x1="5.558cm" svg:y1="6.917cm" svg:x2="9.375cm" svg:y2="6.917cm">
          <text:p/>
        </draw:line>
        <draw:frame draw:style-name="gr1" draw:text-style-name="P1" draw:layer="layout" svg:width="6.682cm" svg:height="8.256cm" svg:x="9.654cm" svg:y="3.1cm">
          <draw:image xlink:href="Pictures/10000201000000E1000000E160A565F21B4B1468.png" xlink:type="simple" xlink:show="embed" xlink:actuate="onLoad">
            <text:p/>
          </draw:image>
        </draw:frame>
        <draw:line draw:style-name="gr2" draw:text-style-name="P2" draw:layer="layout" svg:x1="16.785cm" svg:y1="6.917cm" svg:x2="20.602cm" svg:y2="6.917cm">
          <text:p/>
        </draw:line>
        <draw:frame draw:style-name="gr1" draw:text-style-name="P1" draw:layer="layout" svg:width="6.833cm" svg:height="6.555cm" svg:x="21.067cm" svg:y="3.589cm">
          <draw:image xlink:href="Pictures/10000201000000FF000000C6EC6366B24841BBE2.png" xlink:type="simple" xlink:show="embed" xlink:actuate="onLoad">
            <text:p/>
          </draw:image>
        </draw:frame>
        <draw:frame draw:style-name="gr3" draw:text-style-name="P4" draw:layer="layout" svg:width="4.042cm" svg:height="2.467cm" svg:x="0.506cm" svg:y="9.83cm">
          <draw:text-box>
            <text:p text:style-name="P3"><text:span text:style-name="T1">Dockerfile</text:span></text:p>
          </draw:text-box>
        </draw:frame>
        <draw:frame draw:style-name="gr4" draw:text-style-name="P4" draw:layer="layout" svg:width="5.164cm" svg:height="2.468cm" svg:x="10.386cm" svg:y="9.831cm">
          <draw:text-box>
            <text:p text:style-name="P3"><text:span text:style-name="T1">Docker </text:span><text:span text:style-name="T1">Image</text:span></text:p>
          </draw:text-box>
        </draw:frame>
        <draw:frame draw:style-name="gr4" draw:text-style-name="P4" draw:layer="layout" svg:width="6.176cm" svg:height="2.468cm" svg:x="21.612cm" svg:y="9.832cm">
          <draw:text-box>
            <text:p text:style-name="P3"><text:span text:style-name="T1">Docker Container</text:span></text:p>
          </draw:text-box>
        </draw:frame>
        <draw:frame draw:style-name="gr5" draw:text-style-name="P4" draw:layer="layout" svg:width="9.8cm" svg:height="1.797cm" svg:x="8.8cm" svg:y="1.401cm">
          <draw:text-box>
            <text:p text:style-name="P3"><text:span text:style-name="T1">Containerizing An Applica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.354cm" svg:height="3.4cm" svg:x="2.054cm" svg:y="5.5cm">
          <draw:image xlink:href="Pictures/10000201000000DF000000E26C271981904BB777.png" xlink:type="simple" xlink:show="embed" xlink:actuate="onLoad">
            <text:p/>
          </draw:image>
        </draw:frame>
        <draw:line draw:style-name="gr2" draw:text-style-name="P2" draw:layer="layout" svg:x1="6.6cm" svg:y1="7.2cm" svg:x2="10cm" svg:y2="7.2cm">
          <text:p/>
        </draw:line>
        <draw:frame draw:style-name="gr1" draw:text-style-name="P1" draw:layer="layout" svg:width="5.952cm" svg:height="5.952cm" svg:x="10.248cm" svg:y="4.448cm">
          <draw:image xlink:href="Pictures/10000201000000E1000000E160A565F21B4B1468.png" xlink:type="simple" xlink:show="embed" xlink:actuate="onLoad">
            <text:p/>
          </draw:image>
        </draw:frame>
        <draw:line draw:style-name="gr2" draw:text-style-name="P2" draw:layer="layout" svg:x1="16.6cm" svg:y1="7.2cm" svg:x2="20cm" svg:y2="7.2cm">
          <text:p/>
        </draw:line>
        <draw:frame draw:style-name="gr1" draw:text-style-name="P1" draw:layer="layout" svg:width="6.086cm" svg:height="4.726cm" svg:x="20.414cm" svg:y="4.8cm">
          <draw:image xlink:href="Pictures/10000201000000FF000000C6EC6366B24841BBE2.png" xlink:type="simple" xlink:show="embed" xlink:actuate="onLoad">
            <text:p/>
          </draw:image>
        </draw:frame>
        <draw:frame draw:style-name="gr7" draw:text-style-name="P4" draw:layer="layout" svg:width="3.6cm" svg:height="1.779cm" svg:x="2.1cm" svg:y="9.3cm">
          <draw:text-box>
            <text:p text:style-name="P3"><text:span text:style-name="T1">Dockerfile</text:span></text:p>
          </draw:text-box>
        </draw:frame>
        <draw:frame draw:style-name="gr8" draw:text-style-name="P4" draw:layer="layout" svg:width="4.6cm" svg:height="1.779cm" svg:x="10.9cm" svg:y="9.301cm">
          <draw:text-box>
            <text:p text:style-name="P3"><text:span text:style-name="T1">Docker Image</text:span></text:p>
          </draw:text-box>
        </draw:frame>
        <draw:frame draw:style-name="gr9" draw:text-style-name="P4" draw:layer="layout" svg:width="5.5cm" svg:height="1.779cm" svg:x="20.9cm" svg:y="9.302cm">
          <draw:text-box>
            <text:p text:style-name="P3"><text:span text:style-name="T1">Docker Container</text:span></text:p>
          </draw:text-box>
        </draw:frame>
        <draw:custom-shape draw:style-name="gr10" draw:text-style-name="P6" draw:layer="layout" svg:width="28.4cm" svg:height="3.8cm" svg:x="-0.2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8cm" svg:height="1.797cm" svg:x="8.8cm" svg:y="1.4cm">
          <draw:text-box>
            <text:p text:style-name="P3"><text:span text:style-name="T1">Containerizing An Application</text:span></text:p>
          </draw:text-box>
        </draw:frame>
        <draw:custom-shape draw:style-name="gr11" draw:text-style-name="P6" draw:layer="layout" svg:width="28.4cm" svg:height="3.2cm" svg:x="-0.2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d Script" svg:font-family="'Bad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ed1c24" draw:fill-gradient-name="Gradient_20_2" draw:fill-hatch-name="Hatching_20_1" draw:fill-image-name="Bitmap_20_1"/>
      <style:text-properties fo:color="#ed1c2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7:52:01.885629292</meta:creation-date>
    <dc:date>2019-06-22T19:15:49.742365750</dc:date>
    <meta:editing-duration>PT1H3M35S</meta:editing-duration>
    <meta:editing-cycles>5</meta:editing-cycles>
    <meta:generator>LibreOffice/6.0.7.3$Linux_X86_64 LibreOffice_project/00m0$Build-3</meta:generator>
    <meta:document-statistic meta:object-count="45"/>
  </office:meta>
</office:document-meta>
</file>